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6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7_lm_lstm_epoch50.00_1.4749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7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9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0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1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2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3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4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5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6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7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1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8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9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0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1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2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1:34:15.0490502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1M31S</meta:editing-duration>
    <meta:editing-cycles>6</meta:editing-cycles>
    <meta:generator>LibreOffice/4.2.8.2$Linux_X86_64 LibreOffice_project/420m0$Build-2</meta:generator>
    <dc:date>2016-11-19T11:34:36.812418230</dc:date>
    <meta:document-statistic meta:table-count="1" meta:cell-count="154" meta:object-count="0"/>
  </office:meta>
</office:document-meta>
</file>